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7a19a" draw:fill="solid" draw:fill-color="#dfcce4" draw:textarea-horizontal-align="justify" draw:textarea-vertical-align="middle" draw:auto-grow-height="false" fo:min-height="1.094cm" fo:min-width="2.47cm"/>
    </style:style>
    <style:style style:name="gr2" style:family="graphic" style:parent-style-name="standard">
      <style:graphic-properties svg:stroke-color="#c2e0ae" draw:fill-color="#00a65d" draw:textarea-horizontal-align="justify" draw:textarea-vertical-align="middle" draw:auto-grow-height="false" fo:min-height="1.072cm" fo:min-width="6.048cm"/>
    </style:style>
    <style:style style:name="gr3" style:family="graphic" style:parent-style-name="standard">
      <style:graphic-properties svg:stroke-color="#fffbcc" draw:fill-color="#fff200" draw:textarea-horizontal-align="justify" draw:textarea-vertical-align="middle" draw:auto-grow-height="false" fo:min-height="2.25cm" fo:min-width="6.4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2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4" draw:id="id4" draw:layer="layout" svg:width="4.2cm" svg:height="1.9cm" svg:x="8.1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2cm" svg:height="1.9cm" svg:x="8.4cm" svg:y="26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4cm" svg:height="2.1cm" svg:x="5cm" svg:y="7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6.9cm" svg:height="2.5cm" svg:x="0.3cm" svg:y="3cm">
          <text:p text:style-name="P1">Suma=a+b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0.4cm" svg:height="2.1cm" svg:x="0.1cm" svg:y="19.4cm">
          <text:p text:style-name="P1">Wyprowadź a większe niż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5.6cm" svg:height="5.4cm" svg:x="8cm" svg:y="11.6cm">
          <text:p text:style-name="P1">Czy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8cm" svg:y1="14.3cm" svg:x2="5.3cm" svg:y2="19.4cm" draw:start-shape="id1" draw:start-glue-point="5" draw:end-shape="id2" svg:d="M8000 14300h-2700v5100" svg:viewBox="0 0 2701 5101">
          <text:p text:style-name="P1">TAK</text:p>
        </draw:connector>
        <draw:connector draw:style-name="gr5" draw:text-style-name="P5" draw:layer="layout" svg:x1="13.6cm" svg:y1="14.3cm" svg:x2="14.8cm" svg:y2="19.5cm" draw:start-shape="id1" draw:start-glue-point="7" draw:end-shape="id3" draw:end-glue-point="5" svg:d="M13600 14300h1200v5200" svg:viewBox="0 0 1201 5201">
          <text:p text:style-name="P1">NIE</text:p>
        </draw:connector>
        <draw:connector draw:style-name="gr6" draw:text-style-name="P5" draw:layer="layout" draw:type="line" svg:x1="10.2cm" svg:y1="4.3cm" svg:x2="10.2cm" svg:y2="7cm" draw:start-shape="id4" draw:start-glue-point="8" draw:end-shape="id5" svg:d="M10200 4300v2700" svg:viewBox="0 0 1 2701">
          <text:p/>
        </draw:connector>
        <draw:connector draw:style-name="gr6" draw:text-style-name="P5" draw:layer="layout" draw:type="line" svg:x1="10.2cm" svg:y1="9.1cm" svg:x2="10.8cm" svg:y2="11.6cm" draw:start-shape="id5" draw:start-glue-point="8" draw:end-shape="id1" draw:end-glue-point="4" svg:d="M10200 9100l600 2500" svg:viewBox="0 0 601 2501">
          <text:p/>
        </draw:connector>
        <draw:custom-shape draw:style-name="gr2" draw:text-style-name="P3" xml:id="id3" draw:id="id3" draw:layer="layout" svg:width="10.4cm" svg:height="2.1cm" svg:x="9.6cm" svg:y="19.5cm">
          <text:p text:style-name="P1">Wyprowadź b większe niż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5" draw:layer="layout" draw:type="line" svg:x1="4cm" svg:y1="21.5cm" svg:x2="8.4cm" svg:y2="27.35cm" draw:start-shape="id2" draw:start-glue-point="7" draw:end-shape="id6" svg:d="M4000 21500l4400 5850" svg:viewBox="0 0 4401 5851">
          <text:p/>
        </draw:connector>
        <draw:connector draw:style-name="gr6" draw:text-style-name="P5" draw:layer="layout" draw:type="line" svg:x1="14.8cm" svg:y1="21.6cm" svg:x2="12.6cm" svg:y2="27.35cm" draw:start-shape="id3" draw:start-glue-point="8" draw:end-shape="id6" svg:d="M14800 21600l-2200 5750" svg:viewBox="0 0 2201 5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43.031324342</meta:creation-date>
    <dc:date>2017-09-06T12:36:11.880197740</dc:date>
    <meta:editing-duration>PT11M2S</meta:editing-duration>
    <meta:editing-cycles>3</meta:editing-cycles>
    <meta:generator>LibreOffice/5.4.0.3$Linux_X86_64 LibreOffice_project/40m0$Build-3</meta:generator>
    <meta:document-statistic meta:object-count="13"/>
  </office:meta>
</office:document-meta>
</file>